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24-12-1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23-12-12 23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22-12-17 21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9-12-13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4848" calcext:value-type="float">
            <text:p>56.31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8-12-09 18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0944" calcext:value-type="float">
            <text:p>56.320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7-12-12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6456" calcext:value-type="float">
            <text:p>56.22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6-12-05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41696" calcext:value-type="float">
            <text:p>56.241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118" calcext:value-type="float">
            <text:p>56.31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2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2036" calcext:value-type="float">
            <text:p>56.22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9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8696" calcext:value-type="float">
            <text:p>55.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71008" calcext:value-type="float">
            <text:p>56.071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5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288" calcext:value-type="float">
            <text:p>57.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73472" calcext:value-type="float">
            <text:p>55.97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2000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7944" calcext:value-type="float">
            <text:p>56.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068" calcext:value-type="float">
            <text:p>58.78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232" calcext:value-type="float">
            <text:p>56.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22696" calcext:value-type="float">
            <text:p>56.62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3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1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7976" calcext:value-type="float">
            <text:p>56.9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90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1288" calcext:value-type="float">
            <text:p>58.31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86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4136" calcext:value-type="float">
            <text:p>56.714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8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424576" calcext:value-type="float">
            <text:p>56.42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7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8132" calcext:value-type="float">
            <text:p>56.28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7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38064" calcext:value-type="float">
            <text:p>56.13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75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8544" calcext:value-type="float">
            <text:p>56.16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59307</text:p>
          </table:table-cell>
          <table:table-cell office:value-type="string" calcext:value-type="string">
            <text:p>1973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